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0244AD2A84153B4A205.png" manifest:media-type="image/png"/>
  <manifest:file-entry manifest:full-path="Pictures/100002010000015F0000001F4E1D249A305D58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401b" officeooo:paragraph-rsid="0008401b"/>
    </style:style>
    <style:style style:name="P2" style:family="paragraph" style:parent-style-name="Standard">
      <style:text-properties officeooo:rsid="000943fe" officeooo:paragraph-rsid="000943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Muhammad Saad Aslam<text:tab/></text:p>
      <text:p text:style-name="P1">I.D: FA17-BECE-0028</text:p>
      <text:p text:style-name="P1"/>
      <text:p text:style-name="P1"/>
      <text:p text:style-name="P1"/>
      <text:p text:style-name="P1"/>
      <text:p text:style-name="P1"/>
      <text:p text:style-name="P1"/>
      <text:p text:style-name="P1">ZOMBIE PROCESS:</text:p>
      <text:p text:style-name="P1"/>
      <text:p text:style-name="P1">Code:</text:p>
      <text:p text:style-name="P1">#include&lt;stdio.h&gt;</text:p>
      <text:p text:style-name="P1">#include &lt;sys/types.h&gt;</text:p>
      <text:p text:style-name="P1">#include &lt;unistd.h&gt;</text:p>
      <text:p text:style-name="P1">#include &lt;stdlib.h&gt;</text:p>
      <text:p text:style-name="P1"/>
      <text:p text:style-name="P1">int main() </text:p>
      <text:p text:style-name="P1">{ </text:p>
      <text:p text:style-name="P1"><text:s text:c="4"/>int child_pid = fork(); </text:p>
      <text:p text:style-name="P1"><text:s text:c="2"/></text:p>
      <text:p text:style-name="P1"><text:s text:c="4"/>if (child_pid &gt; 0)</text:p>
      <text:p text:style-name="P1"><text:s text:c="2"/>{</text:p>
      <text:p text:style-name="P1"><text:s text:c="8"/>printf("Parent \n");</text:p>
      <text:p text:style-name="P1"><text:s text:c="8"/>sleep(50); </text:p>
      <text:p text:style-name="P1"><text:s text:c="2"/>}</text:p>
      <text:p text:style-name="P1"><text:s text:c="4"/>else <text:s text:c="7"/></text:p>
      <text:p text:style-name="P1"><text:s text:c="8"/>exit(0); </text:p>
      <text:p text:style-name="P1"><text:s text:c="2"/></text:p>
      <text:p text:style-name="P1"><text:s text:c="4"/>return 0; </text:p>
      <text:p text:style-name="P1">} </text:p>
      <text:p text:style-name="P1"/>
      <text:p text:style-name="P1">Result:</text:p>
      <text:p text:style-name="P1"><draw:frame draw:style-name="fr1" draw:name="Image1" text:anchor-type="paragraph" svg:x="0.0409in" svg:y="0.0626in" svg:width="3.6563in" svg:height="0.3228in" draw:z-index="0"><draw:image xlink:href="Pictures/100002010000015F0000001F4E1D249A305D5838.png" xlink:type="simple" xlink:show="embed" xlink:actuate="onLoad" loext:mime-type="image/png"/></draw:frame></text:p>
      <text:p text:style-name="P1"/>
      <text:p text:style-name="P1"/>
      <text:p text:style-name="P1"/>
      <text:p text:style-name="P2">Orphan:</text:p>
      <text:p text:style-name="P2"/>
      <text:p text:style-name="P2">Code:</text:p>
      <text:p text:style-name="P2">#include&lt;stdio.h&gt;</text:p>
      <text:p text:style-name="P2">#include &lt;sys/types.h&gt;</text:p>
      <text:p text:style-name="P2">#include &lt;unistd.h&gt;</text:p>
      <text:p text:style-name="P2">#include &lt;stdlib.h&gt;</text:p>
      <text:p text:style-name="P2"/>
      <text:p text:style-name="P2">int main() </text:p>
      <text:p text:style-name="P2">{ </text:p>
      <text:p text:style-name="P2"><text:s text:c="11"/></text:p>
      <text:p text:style-name="P2"><text:s text:c="4"/>int pid = fork(); </text:p>
      <text:p text:style-name="P2"><text:s text:c="2"/></text:p>
      <text:p text:style-name="P2"><text:soft-page-break/><text:s text:c="4"/>if (pid &gt; 0) </text:p>
      <text:p text:style-name="P2"><text:s text:c="8"/>printf("in parent process \n"); </text:p>
      <text:p text:style-name="P2"><text:s text:c="2"/></text:p>
      <text:p text:style-name="P2"><text:s text:c="4"/>else if (pid == 0) </text:p>
      <text:p text:style-name="P2"><text:s text:c="4"/>{ </text:p>
      <text:p text:style-name="P2"><text:s text:c="8"/>sleep(120); </text:p>
      <text:p text:style-name="P2"><text:s text:c="8"/>printf("in child process \n"); </text:p>
      <text:p text:style-name="P2"><text:s text:c="4"/>} </text:p>
      <text:p text:style-name="P2"><text:s text:c="2"/></text:p>
      <text:p text:style-name="P2"><text:s text:c="4"/>return 0; </text:p>
      <text:p text:style-name="P2">} </text:p>
      <text:p text:style-name="P2"/>
      <text:p text:style-name="P2">Result:</text:p>
      <text:p text:style-name="P2"><draw:frame draw:style-name="fr1" draw:name="Image2" text:anchor-type="paragraph" svg:x="0.0772in" svg:y="0.0728in" svg:width="3.6457in" svg:height="0.3752in" draw:z-index="1"><draw:image xlink:href="Pictures/100002010000015E000000244AD2A84153B4A2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28:55.676033774</meta:creation-date>
    <dc:date>2019-11-04T11:37:13.084087384</dc:date>
    <meta:editing-duration>PT8M1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6" meta:word-count="78" meta:character-count="633" meta:non-whitespace-character-count="454"/>
  </office:meta>
</office:document-meta>
</file>